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f8db2" officeooo:paragraph-rsid="000f8db2" style:font-weight-asian="bold" style:font-weight-complex="bold"/>
    </style:style>
    <style:style style:name="P2" style:family="paragraph" style:parent-style-name="Standard">
      <style:paragraph-properties fo:text-align="start" style:justify-single-word="false"/>
      <style:text-properties style:text-underline-style="none" fo:font-weight="bold" officeooo:rsid="000fc296" officeooo:paragraph-rsid="000fc296" style:font-weight-asian="bold" style:font-weight-complex="bold"/>
    </style:style>
    <style:style style:name="P3" style:family="paragraph" style:parent-style-name="Standard">
      <style:paragraph-properties fo:text-align="start" style:justify-single-word="false"/>
      <style:text-properties style:text-underline-style="none" fo:font-weight="bold" officeooo:rsid="0011565d" officeooo:paragraph-rsid="0011565d" style:font-weight-asian="bold" style:font-weight-complex="bold"/>
    </style:style>
    <style:style style:name="P4" style:family="paragraph" style:parent-style-name="Standard">
      <style:paragraph-properties fo:text-align="start" style:justify-single-word="false"/>
      <style:text-properties style:text-underline-style="none" fo:font-weight="bold" officeooo:rsid="0015f098" officeooo:paragraph-rsid="0015f098" style:font-weight-asian="bold" style:font-weight-complex="bold"/>
    </style:style>
    <style:style style:name="P5" style:family="paragraph" style:parent-style-name="Standard">
      <style:paragraph-properties fo:text-align="start" style:justify-single-word="false"/>
      <style:text-properties style:text-underline-style="none" fo:font-weight="normal" officeooo:rsid="000f8db2" officeooo:paragraph-rsid="000f8db2"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f8db2" officeooo:paragraph-rsid="000fc296"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f8db2" officeooo:paragraph-rsid="0011565d"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fc296" officeooo:paragraph-rsid="000fc296"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26808" officeooo:paragraph-rsid="00126808"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2f748" officeooo:paragraph-rsid="0012f748"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6f79e" officeooo:paragraph-rsid="0016f79e" style:font-weight-asian="normal" style:font-weight-complex="normal"/>
    </style:style>
    <style:style style:name="T1" style:family="text">
      <style:text-properties officeooo:rsid="000fc296"/>
    </style:style>
    <style:style style:name="T2" style:family="text">
      <style:text-properties officeooo:rsid="00108fb1"/>
    </style:style>
    <style:style style:name="T3" style:family="text">
      <style:text-properties officeooo:rsid="0011565d"/>
    </style:style>
    <style:style style:name="T4" style:family="text">
      <style:text-properties officeooo:rsid="00126808"/>
    </style:style>
    <style:style style:name="T5" style:family="text">
      <style:text-properties officeooo:rsid="0012f748"/>
    </style:style>
    <style:style style:name="T6" style:family="text">
      <style:text-properties officeooo:rsid="00143fa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und 2 Briefing</text:p>
      <text:p text:style-name="P1"/>
      <text:p text:style-name="P2">Github repo open on laptop showing four image slide</text:p>
      <text:p text:style-name="P5">Good Morning everyone, we are team DSTL-1, and this is our solution to the small UAV navigation task. </text:p>
      <text:p text:style-name="P5"/>
      <text:p text:style-name="P5">We believe that the traditional approaches to predicting location based on pure sensor data are inadequate due to the exponential error propagation. Our approach makes predictions based purely on the current image and sensor data, <text:span text:style-name="T1">eliminating this issue. </text:span></text:p>
      <text:p text:style-name="P5"/>
      <text:p text:style-name="P5">Our approach is to georeference the drones video feed with a local sector map <text:span text:style-name="T1">using a siamese neural network. Given a sensor image and sector map, the network predicts which location on the map corresponds to the image. </text:span></text:p>
      <text:p text:style-name="P5"/>
      <text:p text:style-name="P8">We combine the yaw, pitch and roll of both the platform and sensor to calculate the perspective of the drone. This allows us to correct for the difference between the drone’s location and the centre point of the image. </text:p>
      <text:p text:style-name="P8"/>
      <text:p text:style-name="P6">We have built <text:span text:style-name="T4">a</text:span> framework to <text:span text:style-name="T4">train and </text:span>deploy these models in a modular way, allowing you to</text:p>
      <text:p text:style-name="P6">visually evaluate the <text:span text:style-name="T5">results</text:span>, <text:span text:style-name="T4">train a new model using real data, </text:span><text:span text:style-name="T1">deploy to a drone with an onboard nvidia jetson. Here we show the framework in action. </text:span></text:p>
      <text:p text:style-name="P6"/>
      <text:p text:style-name="P2">Switch to demo, <text:span text:style-name="T2">keep talking over.</text:span></text:p>
      <text:p text:style-name="P8"/>
      <text:p text:style-name="P10">Here we see the ground truth in green, with <text:span text:style-name="T6">raw prediction and corrected prediction in blue and red respectively. </text:span></text:p>
      <text:p text:style-name="P6"/>
      <text:p text:style-name="P6">We use <text:span text:style-name="T5">low resolution open source</text:span> sector maps, anticipa<text:span text:style-name="T5">ting</text:span> a significant performance increase from using classified defence imagery.</text:p>
      <text:p text:style-name="P8"/>
      <text:p text:style-name="P5">Training an accurate model is beyond the scope of this hack, but we have provided everything </text:p>
      <text:p text:style-name="P5">necessary to train your own model using our architecture and your platform. </text:p>
      <text:p text:style-name="P5"/>
      <text:p text:style-name="P9">In our early results the model is adequate for recovery of drones in a GPS denied environment. </text:p>
      <text:p text:style-name="P5"/>
      <text:p text:style-name="P3">Switch back to repo, click through various pages. </text:p>
      <text:p text:style-name="P7">We have provided a comprehensive github repository which explains all techniques used in our approach, <text:span text:style-name="T4">including </text:span><text:span text:style-name="T1">some we </text:span><text:span text:style-name="T3">tried but</text:span><text:span text:style-name="T1"> didn’t use, </text:span><text:span text:style-name="T4">such as image segmentation.</text:span></text:p>
      <text:p text:style-name="P7"/>
      <text:p text:style-name="P7"><text:span text:style-name="T3">We provide references to relevant academic literature, instructions to recreate results, and detailed recommendations of future work.</text:span></text:p>
      <text:p text:style-name="P7"/>
      <text:p text:style-name="P4">Switch to proposed architecture</text:p>
      <text:p text:style-name="P11">Finally, we present our proposed architecture, the dark blue boxes represent pipeline elements which we would implement given more time. Higher resolution satellite and aerial imagery from the target platform will yield a significantly better model. Our attitude calculations can be combined with a depth map to enable accurate ortho-rectification, further improving performance. Finally the solution can then be integrated with the chosen autopilot, providing waypoint based navigation to the end user.</text:p>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3T17:08:49.713281126</meta:creation-date>
    <dc:date>2023-02-23T18:27:18.159509139</dc:date>
    <meta:editing-duration>PT36M55S</meta:editing-duration>
    <meta:editing-cycles>5</meta:editing-cycles>
    <meta:generator>LibreOffice/7.3.7.2$Linux_X86_64 LibreOffice_project/30$Build-2</meta:generator>
    <meta:document-statistic meta:table-count="0" meta:image-count="0" meta:object-count="0" meta:page-count="1" meta:paragraph-count="19" meta:word-count="405" meta:character-count="2540" meta:non-whitespace-character-count="2144"/>
  </office:meta>
</office:document-meta>
</file>